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2cb1d" officeooo:paragraph-rsid="0002cb1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officeooo:rsid="0002cb1d" officeooo:paragraph-rsid="0002cb1d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officeooo:rsid="0002cb1d" officeooo:paragraph-rsid="00039520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officeooo:rsid="00039520" officeooo:paragraph-rsid="00039520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officeooo:rsid="00039520" officeooo:paragraph-rsid="0004813d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officeooo:rsid="00039520" officeooo:paragraph-rsid="00057e80" style:font-size-asian="13pt" style:font-size-complex="13pt"/>
    </style:style>
    <style:style style:name="T1" style:family="text">
      <style:text-properties officeooo:rsid="00039520"/>
    </style:style>
    <style:style style:name="T2" style:family="text">
      <style:text-properties officeooo:rsid="0004813d"/>
    </style:style>
    <style:style style:name="T3" style:family="text">
      <style:text-properties officeooo:rsid="00057e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 </text:p>
      <text:p text:style-name="P1">Fixed memory allocation scheme </text:p>
      <text:p text:style-name="P1"/>
      <text:p text:style-name="P2">AIM:</text:p>
      <text:p text:style-name="P2">The main aim of this C program is to demonstrate how the fixed memory allocation scheme works in an operating system.</text:p>
      <text:p text:style-name="P2"/>
      <text:p text:style-name="P2">METHOD:</text:p>
      <text:p text:style-name="P2">In fixed memory allocation, the entire memoryu is divided into blocks of fixed sizes. Whenever a process needs to be allocated memory, one of the fixed blocks is allocated to the process, based on 3 different approaches:</text:p>
      <text:p text:style-name="P2">First fit</text:p>
      <text:p text:style-name="P2">Best fit </text:p>
      <text:p text:style-name="P2">Worst fit</text:p>
      <text:p text:style-name="P2"/>
      <text:p text:style-name="P2">In this program, an array is used to represent the available block sizes. Another array is used to represent the memory required by each process.</text:p>
      <text:p text:style-name="P2">In first fit, one process is chosen and the block_size array is traversed to find the first block whose size is sufficient to accomodate that process. This process is carried out for each process in the process_size array.</text:p>
      <text:p text:style-name="P2"/>
      <text:p text:style-name="P2">In the best fit case, the block_size array is sorted in ascending order, however a duplicate of the block_size array is made in order to keep ttrack of the original positioning of the blocks <text:span text:style-name="T1">and to keep track of fragmentation</text:span>. For each process, the block_size array is traversed, the block which can accomodate the process is chosen and it is compared with the duplicate of the block_size array to retrieve the original position of the block.</text:p>
      <text:p text:style-name="P2"/>
      <text:p text:style-name="P3">In the worst fit case, the block_size array is sorted in desccending order, however a duplicate of the block_size array is made in order to keep ttrack of the original positioning of the blocks <text:span text:style-name="T1">and to keep track of fragmentation</text:span>. For each process, the block_size array is traversed, the block which can accomodate the process is chosen and it is compared with the duplicate of the block_size array to retrieve the original position of the block.</text:p>
      <text:p text:style-name="P2"/>
      <text:p text:style-name="P4">CODE:</text:p>
      <text:p text:style-name="P4"/>
      <text:p text:style-name="P4">#include &lt;stdio.h&gt;</text:p>
      <text:p text:style-name="P4">#include &lt;stdlib.h&gt;</text:p>
      <text:p text:style-name="P4"/>
      <text:p text:style-name="P4">//<text:span text:style-name="T3">The best fit scenario</text:span></text:p>
      <text:p text:style-name="P4"/>
      <text:p text:style-name="P4">void bestfit(int blockSize[], int num_of_blocks, int processSize[],int num_of_pro){</text:p>
      <text:p text:style-name="P4"/>
      <text:p text:style-name="P4"><text:tab/>int alloc[num_of_pro],bs_dup[num_of_blocks];</text:p>
      <text:p text:style-name="P4"/>
      <text:p text:style-name="P6"><text:tab/>int temp,cur;<text:tab/><text:tab/><text:tab/><text:tab/><text:tab/>/* <text:span text:style-name="T2">Alloc array to keep track of processes for <text:tab/><text:tab/><text:tab/><text:tab/><text:tab/><text:tab/><text:tab/>which memory has already been allocated*/</text:span></text:p>
      <text:p text:style-name="P6"/>
      <text:p text:style-name="P4"><text:soft-page-break/></text:p>
      <text:p text:style-name="P6"><text:tab/>for(int i=0;i&lt;num_of_blocks;i++){<text:tab/> /*Duplicating the block_size array to keep <text:s text:c="22"/><text:tab/><text:tab/><text:tab/><text:tab/><text:tab/><text:tab/><text:tab/>track of fragmentation*/ </text:p>
      <text:p text:style-name="P4"/>
      <text:p text:style-name="P4"><text:tab/><text:tab/>bs_dup[i]=blockSize[i];</text:p>
      <text:p text:style-name="P4"><text:tab/>}</text:p>
      <text:p text:style-name="P4"/>
      <text:p text:style-name="P4"><text:tab/>for(int i=0;i&lt;num_of_pro;i++){</text:p>
      <text:p text:style-name="P4"/>
      <text:p text:style-name="P4"><text:tab/><text:tab/>alloc[i]=-1;</text:p>
      <text:p text:style-name="P4"><text:tab/>}</text:p>
      <text:p text:style-name="P4"/>
      <text:p text:style-name="P4"><text:tab/>for (int i=0;i&lt;num_of_blocks-1;i++){</text:p>
      <text:p text:style-name="P4"/>
      <text:p text:style-name="P4"><text:tab/><text:tab/>for(int j=i+1;j&lt;num_of_blocks;j++){</text:p>
      <text:p text:style-name="P4"/>
      <text:p text:style-name="P4"><text:tab/><text:tab/>f(blockSize[i]&gt;blockSize[j]){<text:tab/><text:tab/><text:tab/><text:tab/></text:p>
      <text:p text:style-name="P4"/>
      <text:p text:style-name="P6"><text:tab/><text:tab/>temp=blockSize[i];<text:tab/><text:tab/><text:tab/><text:tab/> /*<text:span text:style-name="T2">Sorting the array in descending <text:tab/><text:tab/><text:tab/><text:tab/><text:tab/><text:tab/><text:tab/><text:tab/><text:tab/>order*/</text:span><text:tab/><text:tab/><text:tab/></text:p>
      <text:p text:style-name="P4"/>
      <text:p text:style-name="P4"><text:tab/><text:tab/>blockSize[i]=blockSize[j];</text:p>
      <text:p text:style-name="P4"/>
      <text:p text:style-name="P4"><text:tab/><text:tab/>blockSize[j]=temp;</text:p>
      <text:p text:style-name="P4"/>
      <text:p text:style-name="P4"><text:tab/><text:tab/><text:tab/>}</text:p>
      <text:p text:style-name="P4"><text:tab/><text:tab/>}</text:p>
      <text:p text:style-name="P4"><text:tab/>}</text:p>
      <text:p text:style-name="P4"/>
      <text:p text:style-name="P6"><text:tab/>for (int i=0;i&lt;num_of_pro;i++){<text:tab/><text:tab/><text:tab/><text:tab/>//<text:span text:style-name="T2">Traversing all the processes</text:span></text:p>
      <text:p text:style-name="P4"><text:tab/><text:tab/> </text:p>
      <text:p text:style-name="P6"><text:tab/><text:tab/> for (int j=0; j&lt;num_of_blocks; j++)<text:tab/><text:tab/>//<text:span text:style-name="T2">Traversing all the blocks</text:span></text:p>
      <text:p text:style-name="P4"><text:s text:c="8"/>{</text:p>
      <text:p text:style-name="P6"><text:s text:c="12"/>if (blockSize[j] &gt;= processSize[i])<text:tab/><text:tab/><text:tab/>//<text:span text:style-name="T2">Checking if the block can <text:tab/><text:tab/><text:tab/><text:tab/><text:tab/><text:tab/><text:tab/><text:tab/><text:tab/>//accomodate the <text:tab/><text:tab/><text:tab/><text:tab/><text:tab/><text:tab/><text:tab/><text:tab/><text:tab/><text:tab/><text:tab/>//process</text:span></text:p>
      <text:p text:style-name="P4"><text:s text:c="12"/>{</text:p>
      <text:p text:style-name="P4"><text:s text:c="16"/>alloc[i] = j;</text:p>
      <text:p text:style-name="P4"/>
      <text:p text:style-name="P4"><text:s text:c="17"/>for(int x=0;x&lt;num_of_blocks;x++){</text:p>
      <text:p text:style-name="P4"/>
      <text:p text:style-name="P4"><text:tab/><text:tab/><text:tab/><text:tab/><text:tab/>if(blockSize[j]==bs_dup[x]){</text:p>
      <text:p text:style-name="P4"/>
      <text:p text:style-name="P4"><text:tab/><text:tab/><text:tab/><text:tab/><text:tab/><text:tab/>bs_dup[x] -= processSize[i];</text:p>
      <text:p text:style-name="P4"/>
      <text:p text:style-name="P6"><text:tab/><text:tab/><text:tab/><text:tab/><text:tab/><text:tab/><text:tab/><text:tab/>//<text:span text:style-name="T2">Updating the block size for <text:tab/><text:tab/><text:tab/><text:tab/><text:tab/><text:tab/><text:tab/><text:tab/><text:tab/>//checking internal and external <text:tab/><text:tab/><text:tab/><text:tab/><text:tab/><text:tab/><text:tab/><text:tab/><text:tab/>//fragmentation</text:span><text:tab/></text:p>
      <text:p text:style-name="P6"><text:soft-page-break/><text:s text:c="17"/></text:p>
      <text:p text:style-name="P4"><text:tab/><text:tab/><text:tab/><text:tab/><text:tab/>}</text:p>
      <text:p text:style-name="P4"><text:tab/><text:tab/><text:tab/><text:tab/>}</text:p>
      <text:p text:style-name="P4"><text:s text:c="16"/></text:p>
      <text:p text:style-name="P4"><text:s/></text:p>
      <text:p text:style-name="P4"><text:s text:c="16"/>blockSize[j] -= processSize[i];</text:p>
      <text:p text:style-name="P4"><text:s text:c="17"/></text:p>
      <text:p text:style-name="P4"><text:s text:c="17"/>break;</text:p>
      <text:p text:style-name="P4"><text:s text:c="12"/>}</text:p>
      <text:p text:style-name="P4"><text:s text:c="8"/>}</text:p>
      <text:p text:style-name="P4"><text:tab/>}</text:p>
      <text:p text:style-name="P4"/>
      <text:p text:style-name="P4"/>
      <text:p text:style-name="P4"><text:tab/>int rem_size=0;</text:p>
      <text:p text:style-name="P4"/>
      <text:p text:style-name="P4"><text:tab/>for(int i=0;i&lt;num_of_blocks;i++){</text:p>
      <text:p text:style-name="P4"/>
      <text:p text:style-name="P6"><text:tab/><text:tab/>rem_size=rem_size+blockSize[i];<text:tab/><text:tab/><text:tab/> //<text:span text:style-name="T2">Checking for fragmentation</text:span></text:p>
      <text:p text:style-name="P4"><text:tab/>}</text:p>
      <text:p text:style-name="P4"/>
      <text:p text:style-name="P4"><text:tab/>for(int i=0;i&lt;num_of_pro;i++){</text:p>
      <text:p text:style-name="P4"/>
      <text:p text:style-name="P4"><text:tab/><text:tab/>if ((alloc[i]==-1) &amp;&amp; (processSize[i]&lt;=rem_size)){</text:p>
      <text:p text:style-name="P4"/>
      <text:p text:style-name="P4"><text:tab/><text:tab/><text:tab/>alloc[i]=-10;</text:p>
      <text:p text:style-name="P4"><text:tab/><text:tab/>}</text:p>
      <text:p text:style-name="P4"><text:tab/>}</text:p>
      <text:p text:style-name="P4"/>
      <text:p text:style-name="P4"><text:tab/>printf("\nThe best fit memory allocation is as follows:\n");</text:p>
      <text:p text:style-name="P4"/>
      <text:p text:style-name="P4"><text:tab/>printf("Process number\tProcess Size\tBlock number\tInternal fragment size(if any)\n");</text:p>
      <text:p text:style-name="P4"/>
      <text:p text:style-name="P4"><text:tab/>for(int i=0;i&lt;num_of_pro;i++){</text:p>
      <text:p text:style-name="P4"/>
      <text:p text:style-name="P4"><text:tab/><text:tab/>if(alloc[i]&gt;=0){</text:p>
      <text:p text:style-name="P4"/>
      <text:p text:style-name="P4"><text:tab/><text:tab/><text:tab/>for(int j=0;j&lt;num_of_blocks;j++){</text:p>
      <text:p text:style-name="P4"/>
      <text:p text:style-name="P4"><text:tab/><text:tab/><text:tab/><text:tab/><text:tab/>if(blockSize[alloc[i]]==bs_dup[j]){</text:p>
      <text:p text:style-name="P4"/>
      <text:p text:style-name="P4"><text:tab/><text:tab/><text:tab/><text:tab/><text:tab/><text:tab/>cur=j;</text:p>
      <text:p text:style-name="P4"/>
      <text:p text:style-name="P4"><text:tab/><text:tab/><text:tab/><text:tab/><text:tab/><text:tab/></text:p>
      <text:p text:style-name="P4"><text:tab/><text:tab/><text:tab/><text:tab/><text:tab/>}</text:p>
      <text:p text:style-name="P4"><text:tab/><text:tab/><text:tab/><text:tab/>}</text:p>
      <text:p text:style-name="P4"/>
      <text:p text:style-name="P4"/>
      <text:p text:style-name="P6"><text:soft-page-break/><text:tab/><text:tab/><text:tab/>printf("%d\t\t%d\t\t%d\t\t%d\n",i+1,processSize[i],cur+1,blockSize[alloc[i]]);<text:tab/><text:tab/>//<text:span text:style-name="T2">Printing the result</text:span></text:p>
      <text:p text:style-name="P4"><text:tab/><text:tab/>}</text:p>
      <text:p text:style-name="P4"/>
      <text:p text:style-name="P4"><text:tab/><text:tab/>else if(alloc[i]==-10){</text:p>
      <text:p text:style-name="P4"/>
      <text:p text:style-name="P4"><text:tab/><text:tab/><text:tab/>printf("%d\t\t%d\t\tExternal fragmentation\n",i+1,processSize[i]);</text:p>
      <text:p text:style-name="P4"><text:tab/><text:tab/>}</text:p>
      <text:p text:style-name="P4"/>
      <text:p text:style-name="P4"><text:tab/><text:tab/>else{</text:p>
      <text:p text:style-name="P4"/>
      <text:p text:style-name="P4"><text:tab/><text:tab/><text:tab/>printf("%d\t\t%d\t\tMemory not allocated\n",i+1,processSize[i]);</text:p>
      <text:p text:style-name="P4"><text:tab/><text:tab/>}</text:p>
      <text:p text:style-name="P4"><text:tab/>}</text:p>
      <text:p text:style-name="P4"/>
      <text:p text:style-name="P4"/>
      <text:p text:style-name="P4"/>
      <text:p text:style-name="P4"><text:tab/></text:p>
      <text:p text:style-name="P4">}</text:p>
      <text:p text:style-name="P4"/>
      <text:p text:style-name="P4">//<text:span text:style-name="T3">The first fit scenario</text:span></text:p>
      <text:p text:style-name="P4"/>
      <text:p text:style-name="P4">void firstfit(int blockSize[], int num_of_blocks, int processSize[], int num_of_pro){</text:p>
      <text:p text:style-name="P4"/>
      <text:p text:style-name="P5"><text:tab/>int alloc[num_of_pro];<text:tab/><text:tab/><text:tab/>/* <text:span text:style-name="T2">Alloc array to keep track of processes for <text:tab/><text:tab/><text:tab/><text:tab/><text:tab/><text:tab/><text:tab/>which memory has already been allocated*/</text:span></text:p>
      <text:p text:style-name="P4"/>
      <text:p text:style-name="P4">for(int i=0;i&lt;num_of_pro;i++){</text:p>
      <text:p text:style-name="P4"/>
      <text:p text:style-name="P4"><text:tab/><text:tab/>alloc[i]=-1;</text:p>
      <text:p text:style-name="P4"><text:tab/>}</text:p>
      <text:p text:style-name="P4"/>
      <text:p text:style-name="P5"><text:tab/>for (int i=0;i&lt;num_of_pro;i++){<text:tab/><text:tab/><text:tab/><text:tab/>//<text:span text:style-name="T2">Traversing all the processes</text:span></text:p>
      <text:p text:style-name="P4"><text:tab/><text:tab/> </text:p>
      <text:p text:style-name="P5"><text:tab/><text:tab/> for (int j=0; j&lt;num_of_blocks; j++)<text:tab/><text:tab/>//<text:span text:style-name="T2">Traversing all the blocks</text:span></text:p>
      <text:p text:style-name="P4"><text:s text:c="8"/>{</text:p>
      <text:p text:style-name="P4"><text:s text:c="12"/>if (blockSize[j] &gt;= processSize[i])</text:p>
      <text:p text:style-name="P4"><text:s text:c="12"/>{</text:p>
      <text:p text:style-name="P5"><text:s text:c="16"/>alloc[i] = j;<text:tab/><text:tab/><text:tab/><text:tab/><text:tab/><text:tab/>//<text:span text:style-name="T2">Checking if the block can <text:tab/><text:tab/><text:tab/><text:tab/><text:tab/><text:tab/><text:tab/><text:tab/><text:tab/>//accomodate the <text:tab/><text:tab/><text:tab/><text:tab/><text:tab/><text:tab/><text:tab/><text:tab/><text:tab/><text:tab/><text:tab/>//process</text:span></text:p>
      <text:p text:style-name="P4"><text:s/></text:p>
      <text:p text:style-name="P5"><text:s text:c="16"/>blockSize[j] -= processSize[i];<text:tab/><text:tab/><text:tab/>//<text:span text:style-name="T2">Updating the block size for <text:tab/><text:tab/><text:tab/><text:tab/><text:tab/><text:tab/><text:tab/><text:tab/><text:tab/>//checking internal and external <text:tab/><text:tab/><text:tab/><text:tab/><text:tab/><text:tab/><text:tab/><text:tab/><text:tab/>//fragmentation</text:span><text:tab/></text:p>
      <text:p text:style-name="P4"><text:s text:c="17"/></text:p>
      <text:p text:style-name="P4"><text:s text:c="17"/>break;</text:p>
      <text:p text:style-name="P4"><text:s text:c="12"/>}</text:p>
      <text:p text:style-name="P4"><text:soft-page-break/><text:s text:c="8"/>}</text:p>
      <text:p text:style-name="P4"><text:tab/>}</text:p>
      <text:p text:style-name="P4"/>
      <text:p text:style-name="P4"><text:tab/>int rem_size=0;</text:p>
      <text:p text:style-name="P4"/>
      <text:p text:style-name="P4"><text:tab/>for(int i=0;i&lt;num_of_blocks;i++){</text:p>
      <text:p text:style-name="P4"/>
      <text:p text:style-name="P6"><text:tab/><text:tab/>rem_size=rem_size+blockSize[i];<text:tab/><text:tab/><text:tab/> //<text:span text:style-name="T2">Checking for fragmentation</text:span></text:p>
      <text:p text:style-name="P4"><text:tab/>}</text:p>
      <text:p text:style-name="P4"/>
      <text:p text:style-name="P4"><text:tab/>for(int i=0;i&lt;num_of_pro;i++){</text:p>
      <text:p text:style-name="P4"/>
      <text:p text:style-name="P4"><text:tab/><text:tab/>if ((alloc[i]==-1) &amp;&amp; (processSize[i]&lt;=rem_size)){</text:p>
      <text:p text:style-name="P4"/>
      <text:p text:style-name="P4"><text:tab/><text:tab/><text:tab/>alloc[i]=-10;</text:p>
      <text:p text:style-name="P4"><text:tab/><text:tab/>}</text:p>
      <text:p text:style-name="P4"><text:tab/>}</text:p>
      <text:p text:style-name="P4"/>
      <text:p text:style-name="P4"><text:tab/>printf("\nThe first fit memory allocation is as follows:\n");</text:p>
      <text:p text:style-name="P4"/>
      <text:p text:style-name="P4"><text:tab/>printf("Process number\tProcess Size\tBlock number\tInternal fragment size(if any)\n");</text:p>
      <text:p text:style-name="P4"/>
      <text:p text:style-name="P6"><text:tab/>for(int i=0;i&lt;num_of_pro;i++){<text:tab/><text:tab/><text:tab/><text:tab/>//<text:span text:style-name="T2">Printing the result</text:span></text:p>
      <text:p text:style-name="P4"/>
      <text:p text:style-name="P4"><text:tab/><text:tab/>if(alloc[i]&gt;=0){</text:p>
      <text:p text:style-name="P4"/>
      <text:p text:style-name="P4"><text:tab/><text:tab/><text:tab/>printf("%d\t\t%d\t\t%d\t\t%d\n",i+1,processSize[i],alloc[i]+1,blockSize[alloc[i]]);</text:p>
      <text:p text:style-name="P4"><text:tab/><text:tab/>}</text:p>
      <text:p text:style-name="P4"/>
      <text:p text:style-name="P4"><text:tab/><text:tab/>else if(alloc[i]==-10){</text:p>
      <text:p text:style-name="P4"/>
      <text:p text:style-name="P4"><text:tab/><text:tab/><text:tab/>printf("%d\t\t%d\t\tExternal fragmentation\n",i+1,processSize[i]);</text:p>
      <text:p text:style-name="P4"><text:tab/><text:tab/>}</text:p>
      <text:p text:style-name="P4"/>
      <text:p text:style-name="P4"><text:tab/><text:tab/>else{</text:p>
      <text:p text:style-name="P4"/>
      <text:p text:style-name="P4"><text:tab/><text:tab/><text:tab/>printf("%d\t\t%d\t\tMemory not allocated\n",i+1,processSize[i]);</text:p>
      <text:p text:style-name="P4"><text:tab/><text:tab/>}</text:p>
      <text:p text:style-name="P4"><text:tab/><text:span text:style-name="T2">}</text:span></text:p>
      <text:p text:style-name="P4"><text:tab/></text:p>
      <text:p text:style-name="P4">}</text:p>
      <text:p text:style-name="P4"/>
      <text:p text:style-name="P4"/>
      <text:p text:style-name="P4"/>
      <text:p text:style-name="P4">//The worst fit scenario</text:p>
      <text:p text:style-name="P4"/>
      <text:p text:style-name="P4"><text:soft-page-break/>void worstfit(int blockSize[], int num_of_blocks, int processSize[], int num_of_pro){</text:p>
      <text:p text:style-name="P4"/>
      <text:p text:style-name="P4"><text:tab/>int bs_dup[num_of_blocks],cur;</text:p>
      <text:p text:style-name="P4"/>
      <text:p text:style-name="P4"><text:tab/>for(int i=0;i&lt;num_of_blocks;i++){ <text:s text:c="9"/>/*Duplicating the block_size array to keep <text:s text:c="22"/><text:tab/><text:tab/><text:tab/><text:tab/><text:tab/><text:tab/><text:tab/>track of fragmentation*/ </text:p>
      <text:p text:style-name="P4"/>
      <text:p text:style-name="P4"><text:tab/><text:tab/>bs_dup[i]=blockSize[i];</text:p>
      <text:p text:style-name="P4"><text:tab/>}</text:p>
      <text:p text:style-name="P4"/>
      <text:p text:style-name="P4"/>
      <text:p text:style-name="P4"><text:tab/>int alloc[num_of_pro];<text:tab/><text:tab/><text:tab/>/* <text:span text:style-name="T2">Alloc array to keep track of processes for <text:tab/><text:tab/><text:tab/><text:tab/><text:tab/><text:tab/><text:tab/>which memory has already been allocated*/</text:span></text:p>
      <text:p text:style-name="P4"/>
      <text:p text:style-name="P4"><text:tab/>int temp;</text:p>
      <text:p text:style-name="P4"/>
      <text:p text:style-name="P4"><text:tab/>for(int i=0;i&lt;num_of_pro;i++){</text:p>
      <text:p text:style-name="P4"/>
      <text:p text:style-name="P4"><text:tab/><text:tab/>alloc[i]=-1;</text:p>
      <text:p text:style-name="P4"><text:tab/>}</text:p>
      <text:p text:style-name="P4"/>
      <text:p text:style-name="P4"><text:tab/>for (int i=0;i&lt;num_of_blocks-1;i++){</text:p>
      <text:p text:style-name="P4"/>
      <text:p text:style-name="P4"><text:tab/><text:tab/>for(int j=i+1;j&lt;num_of_blocks;j++){</text:p>
      <text:p text:style-name="P4"/>
      <text:p text:style-name="P4"><text:tab/><text:tab/><text:tab/>if(blockSize[i]&lt;blockSize[j]){ <text:s text:c="5"/>/*<text:span text:style-name="T2">Sorting the array in descending <text:tab/><text:tab/><text:tab/><text:tab/><text:tab/><text:tab/><text:tab/><text:tab/><text:tab/>order*/</text:span></text:p>
      <text:p text:style-name="P4"/>
      <text:p text:style-name="P4"><text:tab/><text:tab/><text:tab/><text:tab/>temp=blockSize[i];</text:p>
      <text:p text:style-name="P4"/>
      <text:p text:style-name="P4"/>
      <text:p text:style-name="P4"><text:tab/><text:tab/><text:tab/><text:tab/>blockSize[i]=blockSize[j];</text:p>
      <text:p text:style-name="P4"/>
      <text:p text:style-name="P4"><text:tab/><text:tab/><text:tab/><text:tab/>blockSize[j]=temp;</text:p>
      <text:p text:style-name="P4"/>
      <text:p text:style-name="P4"><text:tab/><text:tab/><text:tab/>}</text:p>
      <text:p text:style-name="P4"><text:tab/><text:tab/>}</text:p>
      <text:p text:style-name="P4"><text:tab/>}</text:p>
      <text:p text:style-name="P4"/>
      <text:p text:style-name="P4"/>
      <text:p text:style-name="P4"><text:tab/>for (int i=0;i&lt;num_of_pro;i++){ <text:s text:c="18"/>//<text:span text:style-name="T2">Traversing all the processes</text:span></text:p>
      <text:p text:style-name="P4"><text:tab/><text:tab/> </text:p>
      <text:p text:style-name="P4"><text:tab/><text:tab/> for (int j=0; j&lt;num_of_blocks; j++) <text:s text:c="3"/>//<text:span text:style-name="T2">Traversing all the blocks</text:span></text:p>
      <text:p text:style-name="P4"><text:s text:c="8"/>{</text:p>
      <text:p text:style-name="P4"><text:s text:c="12"/>if (blockSize[j] &gt;= processSize[i]) <text:s text:c="9"/>//<text:span text:style-name="T2">Checking if the block can accomodate the <text:tab/><text:tab/><text:tab/><text:tab/><text:tab/><text:tab/><text:tab/>//process</text:span></text:p>
      <text:p text:style-name="P4"><text:s text:c="12"/>{</text:p>
      <text:p text:style-name="P4"><text:soft-page-break/><text:s text:c="16"/>alloc[i] = j; <text:s text:c="42"/>//<text:span text:style-name="T2">Keeping track of which block has been <text:tab/><text:tab/><text:tab/><text:tab/><text:tab/><text:tab/><text:tab/>//allocated</text:span></text:p>
      <text:p text:style-name="P4"/>
      <text:p text:style-name="P4"><text:s text:c="18"/>for(int x=0;x&lt;num_of_blocks;x++){</text:p>
      <text:p text:style-name="P4"/>
      <text:p text:style-name="P4"><text:tab/><text:tab/><text:tab/>if(blockSize[j]==bs_dup[x]){</text:p>
      <text:p text:style-name="P4"/>
      <text:p text:style-name="P4"><text:tab/><text:tab/><text:tab/><text:tab/>bs_dup[x] -= processSize[i];</text:p>
      <text:p text:style-name="P4"><text:tab/></text:p>
      <text:p text:style-name="P4"><text:tab/><text:tab/><text:tab/><text:tab/><text:tab/>}<text:tab/><text:tab/><text:tab/>//<text:span text:style-name="T2">Updating the block size for <text:tab/><text:tab/><text:tab/><text:tab/><text:tab/><text:tab/><text:tab/><text:tab/><text:tab/>//checking internal and external <text:tab/><text:tab/><text:tab/><text:tab/><text:tab/><text:tab/><text:tab/><text:tab/><text:tab/>//fragmentation</text:span></text:p>
      <text:p text:style-name="P4"><text:tab/><text:tab/><text:tab/><text:tab/>}</text:p>
      <text:p text:style-name="P4"><text:s text:c="17"/></text:p>
      <text:p text:style-name="P4"><text:s text:c="16"/>blockSize[j] -= processSize[i]</text:p>
      <text:p text:style-name="P4"><text:s text:c="14"/></text:p>
      <text:p text:style-name="P4"><text:s text:c="17"/>break;</text:p>
      <text:p text:style-name="P4"><text:s text:c="12"/>}</text:p>
      <text:p text:style-name="P4"><text:s text:c="8"/>}</text:p>
      <text:p text:style-name="P4"><text:tab/>}</text:p>
      <text:p text:style-name="P4"/>
      <text:p text:style-name="P4"/>
      <text:p text:style-name="P4"><text:tab/>int rem_size=0;</text:p>
      <text:p text:style-name="P4"/>
      <text:p text:style-name="P4"><text:tab/>for(int i=0;i&lt;num_of_blocks;i++){</text:p>
      <text:p text:style-name="P4"/>
      <text:p text:style-name="P4"><text:tab/><text:tab/>rem_size=rem_size+blockSize[i]; <text:s text:c="12"/>//<text:span text:style-name="T2">Checking for fragmentation</text:span></text:p>
      <text:p text:style-name="P4"><text:tab/>}</text:p>
      <text:p text:style-name="P4"/>
      <text:p text:style-name="P4"><text:tab/>for(int i=0;i&lt;num_of_pro;i++){</text:p>
      <text:p text:style-name="P4"/>
      <text:p text:style-name="P4"><text:tab/><text:tab/>if ((alloc[i]==-1) &amp;&amp; (processSize[i]&lt;=rem_size)){</text:p>
      <text:p text:style-name="P4"/>
      <text:p text:style-name="P4"><text:tab/><text:tab/><text:tab/>alloc[i]=-10;</text:p>
      <text:p text:style-name="P4"><text:tab/><text:tab/>}</text:p>
      <text:p text:style-name="P4"><text:tab/>}</text:p>
      <text:p text:style-name="P4"/>
      <text:p text:style-name="P4"/>
      <text:p text:style-name="P4"><text:tab/>printf("\nThe worst fit memory allocation is as follows:\n");</text:p>
      <text:p text:style-name="P4"/>
      <text:p text:style-name="P4"><text:tab/>printf("Process number\tProcess Size\tBlock number\tInternal fragment size(if any)\n");</text:p>
      <text:p text:style-name="P4"/>
      <text:p text:style-name="P4"><text:tab/>for(int i=0;i&lt;num_of_pro;i++){</text:p>
      <text:p text:style-name="P4"/>
      <text:p text:style-name="P4"><text:tab/><text:tab/>if(alloc[i]&gt;=0){<text:tab/><text:tab/><text:tab/><text:tab/><text:tab/><text:tab/>//<text:span text:style-name="T2">Printing the result</text:span></text:p>
      <text:p text:style-name="P4"/>
      <text:p text:style-name="P4"><text:tab/><text:tab/><text:tab/><text:tab/>for(int j=0;j&lt;num_of_blocks;j++){</text:p>
      <text:p text:style-name="P4"><text:soft-page-break/></text:p>
      <text:p text:style-name="P4"><text:tab/><text:tab/><text:tab/><text:tab/><text:tab/>if(blockSize[alloc[i]]==bs_dup[j]){</text:p>
      <text:p text:style-name="P4"/>
      <text:p text:style-name="P4"><text:tab/><text:tab/><text:tab/><text:tab/><text:tab/><text:tab/>cur=j;</text:p>
      <text:p text:style-name="P4"><text:tab/></text:p>
      <text:p text:style-name="P4"><text:tab/><text:tab/><text:tab/><text:tab/><text:tab/>}</text:p>
      <text:p text:style-name="P4"><text:tab/><text:tab/><text:tab/><text:tab/>}</text:p>
      <text:p text:style-name="P4"><text:tab/><text:tab/><text:tab/>printf("%d\t\t%d\t\t%d\t\t%d\n",i+1,processSize[i],cur+1,blockSize[alloc[i]]);</text:p>
      <text:p text:style-name="P4"><text:tab/><text:tab/>}</text:p>
      <text:p text:style-name="P4"/>
      <text:p text:style-name="P4"><text:tab/><text:tab/>else if(alloc[i]==-10){</text:p>
      <text:p text:style-name="P4"/>
      <text:p text:style-name="P4"><text:tab/><text:tab/><text:tab/>printf("%d\t\t%d\t\tExternal fragmentation\n",i+1,processSize[i]);</text:p>
      <text:p text:style-name="P4"><text:tab/><text:tab/>}</text:p>
      <text:p text:style-name="P4"/>
      <text:p text:style-name="P4"><text:tab/><text:tab/>else{</text:p>
      <text:p text:style-name="P4"/>
      <text:p text:style-name="P4"><text:tab/><text:tab/><text:tab/>printf("%d\t\t%d\t\tMemory not allocated\n",i+1,processSize[i]);</text:p>
      <text:p text:style-name="P4"><text:tab/><text:tab/>}</text:p>
      <text:p text:style-name="P4"><text:tab/>}<text:tab/></text:p>
      <text:p text:style-name="P4">}</text:p>
      <text:p text:style-name="P4">/*The driver fuction in which the initialisation for the block sizes and process sizes has been done. Also, the driver function calls the three other functions*/</text:p>
      <text:p text:style-name="P4"/>
      <text:p text:style-name="P4">int main(){</text:p>
      <text:p text:style-name="P4"><text:tab/>int num_of_blocks=5,num_of_pro=5;</text:p>
      <text:p text:style-name="P4"/>
      <text:p text:style-name="P4"><text:tab/>int blockSize[num_of_blocks],blockSize_f[num_of_blocks],blockSize_w[num_of_blocks];</text:p>
      <text:p text:style-name="P4"/>
      <text:p text:style-name="P4"><text:tab/>for(int i=0;i&lt;num_of_blocks;i++){</text:p>
      <text:p text:style-name="P4"><text:tab/><text:tab/></text:p>
      <text:p text:style-name="P4"><text:tab/><text:tab/>blockSize[i]=(i+1)*100;</text:p>
      <text:p text:style-name="P4"/>
      <text:p text:style-name="P4"><text:tab/><text:tab/>blockSize_f[i]=(i+1)*100;</text:p>
      <text:p text:style-name="P4"/>
      <text:p text:style-name="P4"><text:tab/><text:tab/>blockSize_w[i]=(i+1)*100;</text:p>
      <text:p text:style-name="P4"><text:tab/>}</text:p>
      <text:p text:style-name="P4"/>
      <text:p text:style-name="P4"><text:tab/>for(int i=0;i&lt;num_of_blocks;i++){</text:p>
      <text:p text:style-name="P4"/>
      <text:p text:style-name="P4"><text:tab/><text:tab/>printf("Block:%d <text:s text:c="2"/>Size:%d\n",(i+1),blockSize[i]);</text:p>
      <text:p text:style-name="P4"><text:tab/>}</text:p>
      <text:p text:style-name="P4"/>
      <text:p text:style-name="P4"/>
      <text:p text:style-name="P4"><text:tab/>int processSize[num_of_pro];</text:p>
      <text:p text:style-name="P4"/>
      <text:p text:style-name="P4"><text:soft-page-break/></text:p>
      <text:p text:style-name="P4"><text:tab/>processSize[0]=350;</text:p>
      <text:p text:style-name="P4"/>
      <text:p text:style-name="P4"><text:tab/>processSize[0]=250;</text:p>
      <text:p text:style-name="P4"/>
      <text:p text:style-name="P4"><text:tab/>processSize[1]=199;</text:p>
      <text:p text:style-name="P4"/>
      <text:p text:style-name="P4"><text:tab/>processSize[2]=275;</text:p>
      <text:p text:style-name="P4"/>
      <text:p text:style-name="P4"><text:tab/>processSize[3]=10000;</text:p>
      <text:p text:style-name="P4"/>
      <text:p text:style-name="P4"><text:tab/>processSize[4]=320;</text:p>
      <text:p text:style-name="P4"/>
      <text:p text:style-name="P4"><text:tab/>for(int i=0;i&lt;num_of_pro;i++){</text:p>
      <text:p text:style-name="P4"/>
      <text:p text:style-name="P4"><text:tab/><text:tab/>printf("Process_number:%d <text:s text:c="2"/>Size:%d\n",(i+1),processSize[i]);</text:p>
      <text:p text:style-name="P4"><text:tab/>}</text:p>
      <text:p text:style-name="P4"/>
      <text:p text:style-name="P4"><text:tab/>firstfit(blockSize, num_of_blocks, processSize, num_of_pro);</text:p>
      <text:p text:style-name="P4"><text:tab/></text:p>
      <text:p text:style-name="P4"><text:tab/>bestfit(blockSize_w, num_of_blocks, processSize, num_of_pro);</text:p>
      <text:p text:style-name="P4"><text:tab/></text:p>
      <text:p text:style-name="P4"><text:tab/>worstfit(blockSize_f, num_of_blocks, processSize, num_of_pro);</text:p>
      <text:p text:style-name="P4"/>
      <text:p text:style-name="P4"><text:tab/>return(0);</text:p>
      <text:p text:style-name="P4"/>
      <text:p text:style-name="P4"/>
      <text:p text:style-name="P4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0:35:10.030601257</meta:creation-date>
    <dc:date>2018-02-15T11:22:03.870227109</dc:date>
    <meta:editing-duration>PT11S</meta:editing-duration>
    <meta:editing-cycles>1</meta:editing-cycles>
    <meta:document-statistic meta:table-count="0" meta:image-count="0" meta:object-count="0" meta:page-count="9" meta:paragraph-count="230" meta:word-count="876" meta:character-count="8700" meta:non-whitespace-character-count="6887"/>
    <meta:generator>LibreOffice/5.1.6.2$Linux_X86_64 LibreOffice_project/10m0$Build-2</meta:generator>
  </office:meta>
</office:document-meta>
</file>